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Times New Roman" style:font-name-asian="Times New Roman" style:font-name-complex="Times New Roman"/>
    </style:style>
    <style:style style:name="ce3" style:family="table-cell" style:parent-style-name="Default" style:data-style-name="N0">
      <style:table-cell-properties fo:background-color="transparent"/>
      <style:text-properties style:font-name="Times New Roman" style:font-name-asian="Times New Roman" style:font-name-complex="Times New Roman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7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9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0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1" style:family="table-cell" style:parent-style-name="Default" style:data-style-name="N0">
      <style:table-cell-properties fo:border="thin solid #000000" style:vertical-align="middle" fo:background-color="transparent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2" style:family="table-cell" style:parent-style-name="Default" style:data-style-name="N3">
      <style:table-cell-properties fo:border="thin solid #000000" style:vertical-align="middle" fo:background-color="transparent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3" style:family="table-cell" style:parent-style-name="Default" style:data-style-name="N4">
      <style:table-cell-properties fo:border="thin solid #000000" style:vertical-align="middle" fo:background-color="transparent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4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/>
    </style:style>
    <style:style style:name="ce15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24pt" style:font-size-asian="24pt" style:font-size-complex="24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24pt" style:font-size-asian="24pt" style:font-size-complex="2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標楷體" style:font-name-asian="標楷體" style:font-name-complex="標楷體" fo:font-size="24pt" style:font-size-asian="24pt" style:font-size-complex="2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5.45041666666667cm"/>
    </style:style>
    <style:style style:name="co2" style:family="table-column">
      <style:table-column-properties fo:break-before="auto" style:column-width="2.03729166666667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19604166666667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2.143125cm"/>
    </style:style>
    <style:style style:name="co7" style:family="table-column">
      <style:table-column-properties fo:break-before="auto" style:column-width="2.56645833333333cm"/>
    </style:style>
    <style:style style:name="co8" style:family="table-column">
      <style:table-column-properties fo:break-before="auto" style:column-width="1.64041666666667cm"/>
    </style:style>
    <style:style style:name="co9" style:family="table-column">
      <style:table-column-properties fo:break-before="auto" style:column-width="1.93145833333333cm"/>
    </style:style>
    <style:style style:name="co10" style:family="table-column">
      <style:table-column-properties fo:break-before="auto" style:column-width="1.95791666666667cm"/>
    </style:style>
    <style:style style:name="ro1" style:family="table-row">
      <style:table-row-properties style:row-height="32.2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69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1006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3" table:number-columns-repeated="16370" table:default-cell-style-name="ce2"/>
        <table:table-row table:style-name="ro1">
          <table:table-cell office:value-type="string" table:number-columns-spanned="14" table:number-rows-spanned="1" table:style-name="ce16">
            <table:cell-range-source table:name="HTML_1" table:last-column-spanned="14" table:last-row-spanned="23" xlink:href="Http://mis.banking.devex:81/FR/temp/43356_FR101_10.htm"/>
            <text:p><text:span text:style-name="T2">信用卡重要業務及財務資訊</text:span>(<text:span text:style-name="T2">資訊揭露</text:span>)</text:p>
          </table:table-cell>
          <table:covered-table-cell table:number-columns-repeated="13"/>
          <table:table-cell table:number-columns-repeated="16370" table:style-name="ce2"/>
        </table:table-row>
        <table:table-row table:number-rows-repeated="2" table:style-name="ro2">
          <table:table-cell table:number-columns-repeated="14" table:style-name="ce3"/>
          <table:table-cell table:number-columns-repeated="16370" table:style-name="ce2"/>
        </table:table-row>
        <table:table-row table:style-name="ro3">
          <table:table-cell office:value-type="string" table:style-name="ce4">
            <text:p><text:span text:style-name="T4">單位：新臺幣千元，卡</text:span></text:p>
          </table:table-cell>
          <table:table-cell table:number-columns-repeated="5" table:style-name="ce5"/>
          <table:table-cell office:value-type="string" table:style-name="ce6">
            <text:p>資料月份：110 年 6月</text:p>
          </table:table-cell>
          <table:table-cell table:number-columns-repeated="6" table:style-name="ce5"/>
          <table:table-cell table:style-name="ce7"/>
          <table:table-cell table:number-columns-repeated="16370" table:style-name="ce2"/>
        </table:table-row>
        <table:table-row table:style-name="ro4">
          <table:table-cell office:value-type="string" table:style-name="ce8">
            <text:p><text:span text:style-name="T4">金融機構名稱　</text:span></text:p>
          </table:table-cell>
          <table:table-cell office:value-type="string" table:style-name="ce9">
            <text:p><text:span text:style-name="T4">流通卡數　　　</text:span></text:p>
          </table:table-cell>
          <table:table-cell office:value-type="string" table:style-name="ce9">
            <text:p><text:span text:style-name="T4">有效卡數　　　</text:span></text:p>
          </table:table-cell>
          <table:table-cell office:value-type="string" table:style-name="ce9">
            <text:p><text:span text:style-name="T4">當月發卡數　　　</text:span></text:p>
          </table:table-cell>
          <table:table-cell office:value-type="string" table:style-name="ce9">
            <text:p><text:span text:style-name="T4">當月停卡數　　　</text:span></text:p>
          </table:table-cell>
          <table:table-cell office:value-type="string" table:style-name="ce9">
            <text:p><text:span text:style-name="T4">循環信用餘額　　</text:span></text:p>
          </table:table-cell>
          <table:table-cell office:value-type="string" table:style-name="ce9">
            <text:p><text:span text:style-name="T4">未到期分期付款餘額　</text:span></text:p>
          </table:table-cell>
          <table:table-cell office:value-type="string" table:style-name="ce9">
            <text:p><text:span text:style-name="T4">當月簽帳金額　　</text:span></text:p>
          </table:table-cell>
          <table:table-cell office:value-type="string" table:style-name="ce9">
            <text:p><text:span text:style-name="T4">當月預借現金金額　　</text:span></text:p>
          </table:table-cell>
          <table:table-cell office:value-type="string" table:style-name="ce9">
            <text:p><text:span text:style-name="T4">逾期三個月以上帳款占應收帳款餘額</text:span>(<text:span text:style-name="T4">含催收款</text:span>)<text:span text:style-name="T4">之比率</text:span>(%)</text:p>
          </table:table-cell>
          <table:table-cell office:value-type="string" table:style-name="ce9">
            <text:p><text:span text:style-name="T4">逾期六個月以上帳款占應收帳款餘額</text:span>(<text:span text:style-name="T4">含催收款</text:span>)<text:span text:style-name="T4">之比率</text:span>(%)</text:p>
          </table:table-cell>
          <table:table-cell office:value-type="string" table:style-name="ce9">
            <text:p><text:span text:style-name="T4">備抵呆帳提足率</text:span>(%)<text:s/></text:p>
          </table:table-cell>
          <table:table-cell office:value-type="string" table:style-name="ce9">
            <text:p><text:span text:style-name="T4">當月轉銷呆帳金額　</text:span><text:s/></text:p>
          </table:table-cell>
          <table:table-cell office:value-type="string" table:style-name="ce9">
            <text:p><text:span text:style-name="T4">當年度轉銷呆帳金額累計至資料月份</text:span></text:p>
          </table:table-cell>
          <table:table-cell table:number-columns-repeated="235" table:style-name="ce10"/>
          <table:table-cell table:number-columns-repeated="16135"/>
        </table:table-row>
        <table:table-row table:style-name="ro2">
          <table:table-cell office:value-type="string" table:style-name="ce11">
            <text:p><text:span text:style-name="T4">臺灣銀行</text:span></text:p>
          </table:table-cell>
          <table:table-cell office:value-type="float" office:value="226663" table:style-name="ce12">
            <text:p>226,663</text:p>
          </table:table-cell>
          <table:table-cell office:value-type="float" office:value="110295" table:style-name="ce12">
            <text:p>110,295</text:p>
          </table:table-cell>
          <table:table-cell office:value-type="float" office:value="1094" table:style-name="ce12">
            <text:p>1,094</text:p>
          </table:table-cell>
          <table:table-cell office:value-type="float" office:value="700" table:style-name="ce12">
            <text:p>700</text:p>
          </table:table-cell>
          <table:table-cell office:value-type="float" office:value="173791" table:style-name="ce12">
            <text:p>173,791</text:p>
          </table:table-cell>
          <table:table-cell office:value-type="float" office:value="43550" table:style-name="ce12">
            <text:p>43,550</text:p>
          </table:table-cell>
          <table:table-cell office:value-type="float" office:value="673466" table:style-name="ce12">
            <text:p>673,466</text:p>
          </table:table-cell>
          <table:table-cell office:value-type="float" office:value="553" table:style-name="ce12">
            <text:p>553</text:p>
          </table:table-cell>
          <table:table-cell office:value-type="float" office:value="0.19" table:style-name="ce13">
            <text:p>0.19</text:p>
          </table:table-cell>
          <table:table-cell office:value-type="float" office:value="0.1" table:style-name="ce13">
            <text:p>0.10</text:p>
          </table:table-cell>
          <table:table-cell office:value-type="float" office:value="701.51" table:style-name="ce13">
            <text:p>701.51</text:p>
          </table:table-cell>
          <table:table-cell office:value-type="float" office:value="1388" table:style-name="ce12">
            <text:p>1,388</text:p>
          </table:table-cell>
          <table:table-cell office:value-type="float" office:value="3458" table:style-name="ce12">
            <text:p>3,458</text:p>
          </table:table-cell>
          <table:table-cell table:number-columns-repeated="235" table:style-name="ce14"/>
          <table:table-cell table:number-columns-repeated="16135"/>
        </table:table-row>
        <table:table-row table:style-name="ro2">
          <table:table-cell office:value-type="string" table:style-name="ce11">
            <text:p><text:span text:style-name="T4">臺灣土地銀行</text:span></text:p>
          </table:table-cell>
          <table:table-cell office:value-type="float" office:value="340312" table:style-name="ce12">
            <text:p>340,312</text:p>
          </table:table-cell>
          <table:table-cell office:value-type="float" office:value="139946" table:style-name="ce12">
            <text:p>139,946</text:p>
          </table:table-cell>
          <table:table-cell office:value-type="float" office:value="1308" table:style-name="ce12">
            <text:p>1,308</text:p>
          </table:table-cell>
          <table:table-cell office:value-type="float" office:value="1901" table:style-name="ce12">
            <text:p>1,901</text:p>
          </table:table-cell>
          <table:table-cell office:value-type="float" office:value="367355" table:style-name="ce12">
            <text:p>367,355</text:p>
          </table:table-cell>
          <table:table-cell office:value-type="float" office:value="88809" table:style-name="ce12">
            <text:p>88,809</text:p>
          </table:table-cell>
          <table:table-cell office:value-type="float" office:value="628600" table:style-name="ce12">
            <text:p>628,600</text:p>
          </table:table-cell>
          <table:table-cell office:value-type="float" office:value="645" table:style-name="ce12">
            <text:p>645</text:p>
          </table:table-cell>
          <table:table-cell office:value-type="float" office:value="0.23" table:style-name="ce13">
            <text:p>0.23</text:p>
          </table:table-cell>
          <table:table-cell office:value-type="float" office:value="0.14000000000000001" table:style-name="ce13">
            <text:p>0.14</text:p>
          </table:table-cell>
          <table:table-cell office:value-type="float" office:value="1554.56" table:style-name="ce13">
            <text:p>1,554.56</text:p>
          </table:table-cell>
          <table:table-cell office:value-type="float" office:value="1893" table:style-name="ce12">
            <text:p>1,893</text:p>
          </table:table-cell>
          <table:table-cell office:value-type="float" office:value="10450" table:style-name="ce12">
            <text:p>10,450</text:p>
          </table:table-cell>
          <table:table-cell table:number-columns-repeated="235" table:style-name="ce14"/>
          <table:table-cell table:number-columns-repeated="16135"/>
        </table:table-row>
        <table:table-row table:style-name="ro2">
          <table:table-cell office:value-type="string" table:style-name="ce11">
            <text:p><text:span text:style-name="T4">合作金庫商業銀行</text:span></text:p>
          </table:table-cell>
          <table:table-cell office:value-type="float" office:value="614280" table:style-name="ce12">
            <text:p>614,280</text:p>
          </table:table-cell>
          <table:table-cell office:value-type="float" office:value="364054" table:style-name="ce12">
            <text:p>364,054</text:p>
          </table:table-cell>
          <table:table-cell office:value-type="float" office:value="9305" table:style-name="ce12">
            <text:p>9,305</text:p>
          </table:table-cell>
          <table:table-cell office:value-type="float" office:value="4094" table:style-name="ce12">
            <text:p>4,094</text:p>
          </table:table-cell>
          <table:table-cell office:value-type="float" office:value="763270" table:style-name="ce12">
            <text:p>763,270</text:p>
          </table:table-cell>
          <table:table-cell office:value-type="float" office:value="386676" table:style-name="ce12">
            <text:p>386,676</text:p>
          </table:table-cell>
          <table:table-cell office:value-type="float" office:value="2635997" table:style-name="ce12">
            <text:p>2,635,997</text:p>
          </table:table-cell>
          <table:table-cell office:value-type="float" office:value="1566" table:style-name="ce12">
            <text:p>1,566</text:p>
          </table:table-cell>
          <table:table-cell office:value-type="float" office:value="0.26" table:style-name="ce13">
            <text:p>0.26</text:p>
          </table:table-cell>
          <table:table-cell office:value-type="float" office:value="0.2" table:style-name="ce13">
            <text:p>0.20</text:p>
          </table:table-cell>
          <table:table-cell office:value-type="float" office:value="431.52" table:style-name="ce13">
            <text:p>431.52</text:p>
          </table:table-cell>
          <table:table-cell office:value-type="float" office:value="5144" table:style-name="ce12">
            <text:p>5,144</text:p>
          </table:table-cell>
          <table:table-cell office:value-type="float" office:value="30019" table:style-name="ce12">
            <text:p>30,019</text:p>
          </table:table-cell>
          <table:table-cell table:number-columns-repeated="235" table:style-name="ce14"/>
          <table:table-cell table:number-columns-repeated="16135"/>
        </table:table-row>
        <table:table-row table:style-name="ro2">
          <table:table-cell office:value-type="string" table:style-name="ce11">
            <text:p><text:span text:style-name="T4">第一商業銀行</text:span></text:p>
          </table:table-cell>
          <table:table-cell office:value-type="float" office:value="1367687" table:style-name="ce12">
            <text:p>1,367,687</text:p>
          </table:table-cell>
          <table:table-cell office:value-type="float" office:value="823236" table:style-name="ce12">
            <text:p>823,236</text:p>
          </table:table-cell>
          <table:table-cell office:value-type="float" office:value="11482" table:style-name="ce12">
            <text:p>11,482</text:p>
          </table:table-cell>
          <table:table-cell office:value-type="float" office:value="10276" table:style-name="ce12">
            <text:p>10,276</text:p>
          </table:table-cell>
          <table:table-cell office:value-type="float" office:value="1454070" table:style-name="ce12">
            <text:p>1,454,070</text:p>
          </table:table-cell>
          <table:table-cell office:value-type="float" office:value="1743490" table:style-name="ce12">
            <text:p>1,743,490</text:p>
          </table:table-cell>
          <table:table-cell office:value-type="float" office:value="3961495" table:style-name="ce12">
            <text:p>3,961,495</text:p>
          </table:table-cell>
          <table:table-cell office:value-type="float" office:value="8805" table:style-name="ce12">
            <text:p>8,805</text:p>
          </table:table-cell>
          <table:table-cell office:value-type="float" office:value="0.06" table:style-name="ce13">
            <text:p>0.06</text:p>
          </table:table-cell>
          <table:table-cell office:value-type="float" office:value="0" table:style-name="ce13">
            <text:p>0.00</text:p>
          </table:table-cell>
          <table:table-cell office:value-type="float" office:value="2036.69" table:style-name="ce13">
            <text:p>2,036.69</text:p>
          </table:table-cell>
          <table:table-cell office:value-type="float" office:value="5650" table:style-name="ce12">
            <text:p>5,650</text:p>
          </table:table-cell>
          <table:table-cell office:value-type="float" office:value="32218" table:style-name="ce12">
            <text:p>32,218</text:p>
          </table:table-cell>
          <table:table-cell table:number-columns-repeated="235" table:style-name="ce14"/>
          <table:table-cell table:number-columns-repeated="16135"/>
        </table:table-row>
        <table:table-row table:style-name="ro2">
          <table:table-cell office:value-type="string" table:style-name="ce11">
            <text:p><text:span text:style-name="T4">華南商業銀行</text:span></text:p>
          </table:table-cell>
          <table:table-cell office:value-type="float" office:value="1016820" table:style-name="ce12">
            <text:p>1,016,820</text:p>
          </table:table-cell>
          <table:table-cell office:value-type="float" office:value="763363" table:style-name="ce12">
            <text:p>763,363</text:p>
          </table:table-cell>
          <table:table-cell office:value-type="float" office:value="8227" table:style-name="ce12">
            <text:p>8,227</text:p>
          </table:table-cell>
          <table:table-cell office:value-type="float" office:value="6669" table:style-name="ce12">
            <text:p>6,669</text:p>
          </table:table-cell>
          <table:table-cell office:value-type="float" office:value="998370" table:style-name="ce12">
            <text:p>998,370</text:p>
          </table:table-cell>
          <table:table-cell office:value-type="float" office:value="3012838" table:style-name="ce12">
            <text:p>3,012,838</text:p>
          </table:table-cell>
          <table:table-cell office:value-type="float" office:value="3130908" table:style-name="ce12">
            <text:p>3,130,908</text:p>
          </table:table-cell>
          <table:table-cell office:value-type="float" office:value="1064" table:style-name="ce12">
            <text:p>1,064</text:p>
          </table:table-cell>
          <table:table-cell office:value-type="float" office:value="0.08" table:style-name="ce13">
            <text:p>0.08</text:p>
          </table:table-cell>
          <table:table-cell office:value-type="float" office:value="0" table:style-name="ce13">
            <text:p>0.00</text:p>
          </table:table-cell>
          <table:table-cell office:value-type="float" office:value="505.86" table:style-name="ce13">
            <text:p>505.86</text:p>
          </table:table-cell>
          <table:table-cell office:value-type="float" office:value="16161" table:style-name="ce12">
            <text:p>16,161</text:p>
          </table:table-cell>
          <table:table-cell office:value-type="float" office:value="24988" table:style-name="ce12">
            <text:p>24,988</text:p>
          </table:table-cell>
          <table:table-cell table:number-columns-repeated="235" table:style-name="ce14"/>
          <table:table-cell table:number-columns-repeated="16135"/>
        </table:table-row>
        <table:table-row table:style-name="ro2">
          <table:table-cell office:value-type="string" table:style-name="ce11">
            <text:p><text:span text:style-name="T4">彰化商業銀行</text:span></text:p>
          </table:table-cell>
          <table:table-cell office:value-type="float" office:value="537815" table:style-name="ce12">
            <text:p>537,815</text:p>
          </table:table-cell>
          <table:table-cell office:value-type="float" office:value="225439" table:style-name="ce12">
            <text:p>225,439</text:p>
          </table:table-cell>
          <table:table-cell office:value-type="float" office:value="1926" table:style-name="ce12">
            <text:p>1,926</text:p>
          </table:table-cell>
          <table:table-cell office:value-type="float" office:value="2814" table:style-name="ce12">
            <text:p>2,814</text:p>
          </table:table-cell>
          <table:table-cell office:value-type="float" office:value="327287" table:style-name="ce12">
            <text:p>327,287</text:p>
          </table:table-cell>
          <table:table-cell office:value-type="float" office:value="292999" table:style-name="ce12">
            <text:p>292,999</text:p>
          </table:table-cell>
          <table:table-cell office:value-type="float" office:value="1243058" table:style-name="ce12">
            <text:p>1,243,058</text:p>
          </table:table-cell>
          <table:table-cell office:value-type="float" office:value="749" table:style-name="ce12">
            <text:p>749</text:p>
          </table:table-cell>
          <table:table-cell office:value-type="float" office:value="0.33" table:style-name="ce13">
            <text:p>0.33</text:p>
          </table:table-cell>
          <table:table-cell office:value-type="float" office:value="0.01" table:style-name="ce13">
            <text:p>0.01</text:p>
          </table:table-cell>
          <table:table-cell office:value-type="float" office:value="591.63" table:style-name="ce13">
            <text:p>591.63</text:p>
          </table:table-cell>
          <table:table-cell office:value-type="float" office:value="67" table:style-name="ce12">
            <text:p>67</text:p>
          </table:table-cell>
          <table:table-cell office:value-type="float" office:value="6735" table:style-name="ce12">
            <text:p>6,735</text:p>
          </table:table-cell>
          <table:table-cell table:number-columns-repeated="235" table:style-name="ce14"/>
          <table:table-cell table:number-columns-repeated="16135"/>
        </table:table-row>
        <table:table-row table:style-name="ro2">
          <table:table-cell office:value-type="string" table:style-name="ce11">
            <text:p><text:span text:style-name="T4">上海商業儲蓄銀行</text:span></text:p>
          </table:table-cell>
          <table:table-cell office:value-type="float" office:value="480267" table:style-name="ce12">
            <text:p>480,267</text:p>
          </table:table-cell>
          <table:table-cell office:value-type="float" office:value="243152" table:style-name="ce12">
            <text:p>243,152</text:p>
          </table:table-cell>
          <table:table-cell office:value-type="float" office:value="1862" table:style-name="ce12">
            <text:p>1,862</text:p>
          </table:table-cell>
          <table:table-cell office:value-type="float" office:value="2097" table:style-name="ce12">
            <text:p>2,097</text:p>
          </table:table-cell>
          <table:table-cell office:value-type="float" office:value="572655" table:style-name="ce12">
            <text:p>572,655</text:p>
          </table:table-cell>
          <table:table-cell office:value-type="float" office:value="751172" table:style-name="ce12">
            <text:p>751,172</text:p>
          </table:table-cell>
          <table:table-cell office:value-type="float" office:value="923170" table:style-name="ce12">
            <text:p>923,170</text:p>
          </table:table-cell>
          <table:table-cell office:value-type="float" office:value="4285" table:style-name="ce12">
            <text:p>4,285</text:p>
          </table:table-cell>
          <table:table-cell office:value-type="float" office:value="0.19" table:style-name="ce13">
            <text:p>0.19</text:p>
          </table:table-cell>
          <table:table-cell office:value-type="float" office:value="0.16" table:style-name="ce13">
            <text:p>0.16</text:p>
          </table:table-cell>
          <table:table-cell office:value-type="float" office:value="1634.21" table:style-name="ce13">
            <text:p>1,634.21</text:p>
          </table:table-cell>
          <table:table-cell office:value-type="float" office:value="3137" table:style-name="ce12">
            <text:p>3,137</text:p>
          </table:table-cell>
          <table:table-cell office:value-type="float" office:value="15013" table:style-name="ce12">
            <text:p>15,013</text:p>
          </table:table-cell>
          <table:table-cell table:number-columns-repeated="235" table:style-name="ce14"/>
          <table:table-cell table:number-columns-repeated="16135"/>
        </table:table-row>
        <table:table-row table:style-name="ro2">
          <table:table-cell office:value-type="string" table:style-name="ce11">
            <text:p><text:span text:style-name="T4">台北富邦商業銀行</text:span></text:p>
          </table:table-cell>
          <table:table-cell office:value-type="float" office:value="4047681" table:style-name="ce12">
            <text:p>4,047,681</text:p>
          </table:table-cell>
          <table:table-cell office:value-type="float" office:value="2693540" table:style-name="ce12">
            <text:p>2,693,540</text:p>
          </table:table-cell>
          <table:table-cell office:value-type="float" office:value="42514" table:style-name="ce12">
            <text:p>42,514</text:p>
          </table:table-cell>
          <table:table-cell office:value-type="float" office:value="19402" table:style-name="ce12">
            <text:p>19,402</text:p>
          </table:table-cell>
          <table:table-cell office:value-type="float" office:value="5605969" table:style-name="ce12">
            <text:p>5,605,969</text:p>
          </table:table-cell>
          <table:table-cell office:value-type="float" office:value="21790730" table:style-name="ce12">
            <text:p>21,790,730</text:p>
          </table:table-cell>
          <table:table-cell office:value-type="float" office:value="24475696" table:style-name="ce12">
            <text:p>24,475,696</text:p>
          </table:table-cell>
          <table:table-cell office:value-type="float" office:value="66349" table:style-name="ce12">
            <text:p>66,349</text:p>
          </table:table-cell>
          <table:table-cell office:value-type="float" office:value="0.11" table:style-name="ce13">
            <text:p>0.11</text:p>
          </table:table-cell>
          <table:table-cell office:value-type="float" office:value="0" table:style-name="ce13">
            <text:p>0.00</text:p>
          </table:table-cell>
          <table:table-cell office:value-type="float" office:value="1142.47" table:style-name="ce13">
            <text:p>1,142.47</text:p>
          </table:table-cell>
          <table:table-cell office:value-type="float" office:value="24920" table:style-name="ce12">
            <text:p>24,920</text:p>
          </table:table-cell>
          <table:table-cell office:value-type="float" office:value="127853" table:style-name="ce12">
            <text:p>127,853</text:p>
          </table:table-cell>
          <table:table-cell table:number-columns-repeated="235" table:style-name="ce14"/>
          <table:table-cell table:number-columns-repeated="16135"/>
        </table:table-row>
        <table:table-row table:style-name="ro2">
          <table:table-cell office:value-type="string" table:style-name="ce11">
            <text:p><text:span text:style-name="T4">國泰世華商業銀行</text:span></text:p>
          </table:table-cell>
          <table:table-cell office:value-type="float" office:value="7244092" table:style-name="ce12">
            <text:p>7,244,092</text:p>
          </table:table-cell>
          <table:table-cell office:value-type="float" office:value="5147707" table:style-name="ce12">
            <text:p>5,147,707</text:p>
          </table:table-cell>
          <table:table-cell office:value-type="float" office:value="24258" table:style-name="ce12">
            <text:p>24,258</text:p>
          </table:table-cell>
          <table:table-cell office:value-type="float" office:value="23975" table:style-name="ce12">
            <text:p>23,975</text:p>
          </table:table-cell>
          <table:table-cell office:value-type="float" office:value="17358158" table:style-name="ce12">
            <text:p>17,358,158</text:p>
          </table:table-cell>
          <table:table-cell office:value-type="float" office:value="15057332" table:style-name="ce12">
            <text:p>15,057,332</text:p>
          </table:table-cell>
          <table:table-cell office:value-type="float" office:value="37006093" table:style-name="ce12">
            <text:p>37,006,093</text:p>
          </table:table-cell>
          <table:table-cell office:value-type="float" office:value="184239" table:style-name="ce12">
            <text:p>184,239</text:p>
          </table:table-cell>
          <table:table-cell office:value-type="float" office:value="0.18" table:style-name="ce13">
            <text:p>0.18</text:p>
          </table:table-cell>
          <table:table-cell office:value-type="float" office:value="0" table:style-name="ce13">
            <text:p>0.00</text:p>
          </table:table-cell>
          <table:table-cell office:value-type="float" office:value="1261.57" table:style-name="ce13">
            <text:p>1,261.57</text:p>
          </table:table-cell>
          <table:table-cell office:value-type="float" office:value="48896" table:style-name="ce12">
            <text:p>48,896</text:p>
          </table:table-cell>
          <table:table-cell office:value-type="float" office:value="233185" table:style-name="ce12">
            <text:p>233,185</text:p>
          </table:table-cell>
          <table:table-cell table:number-columns-repeated="235" table:style-name="ce14"/>
          <table:table-cell table:number-columns-repeated="16135"/>
        </table:table-row>
        <table:table-row table:style-name="ro2">
          <table:table-cell office:value-type="string" table:style-name="ce11">
            <text:p><text:span text:style-name="T4">高雄銀行</text:span></text:p>
          </table:table-cell>
          <table:table-cell office:value-type="float" office:value="16036" table:style-name="ce12">
            <text:p>16,036</text:p>
          </table:table-cell>
          <table:table-cell office:value-type="float" office:value="6393" table:style-name="ce12">
            <text:p>6,393</text:p>
          </table:table-cell>
          <table:table-cell office:value-type="float" office:value="28" table:style-name="ce12">
            <text:p>28</text:p>
          </table:table-cell>
          <table:table-cell office:value-type="float" office:value="96" table:style-name="ce12">
            <text:p>96</text:p>
          </table:table-cell>
          <table:table-cell office:value-type="float" office:value="13336" table:style-name="ce12">
            <text:p>13,336</text:p>
          </table:table-cell>
          <table:table-cell office:value-type="float" office:value="391" table:style-name="ce12">
            <text:p>391</text:p>
          </table:table-cell>
          <table:table-cell office:value-type="float" office:value="143738" table:style-name="ce12">
            <text:p>143,738</text:p>
          </table:table-cell>
          <table:table-cell office:value-type="float" office:value="49" table:style-name="ce12">
            <text:p>49</text:p>
          </table:table-cell>
          <table:table-cell office:value-type="float" office:value="0.31" table:style-name="ce13">
            <text:p>0.31</text:p>
          </table:table-cell>
          <table:table-cell office:value-type="float" office:value="0.24" table:style-name="ce13">
            <text:p>0.24</text:p>
          </table:table-cell>
          <table:table-cell office:value-type="float" office:value="333.57" table:style-name="ce13">
            <text:p>333.57</text:p>
          </table:table-cell>
          <table:table-cell office:value-type="float" office:value="491" table:style-name="ce12">
            <text:p>491</text:p>
          </table:table-cell>
          <table:table-cell office:value-type="float" office:value="687" table:style-name="ce12">
            <text:p>687</text:p>
          </table:table-cell>
          <table:table-cell table:number-columns-repeated="235" table:style-name="ce14"/>
          <table:table-cell table:number-columns-repeated="16135"/>
        </table:table-row>
        <table:table-row table:style-name="ro2">
          <table:table-cell office:value-type="string" table:style-name="ce11">
            <text:p><text:span text:style-name="T4">兆豐國際商業銀行</text:span></text:p>
          </table:table-cell>
          <table:table-cell office:value-type="float" office:value="1031294" table:style-name="ce12">
            <text:p>1,031,294</text:p>
          </table:table-cell>
          <table:table-cell office:value-type="float" office:value="630499" table:style-name="ce12">
            <text:p>630,499</text:p>
          </table:table-cell>
          <table:table-cell office:value-type="float" office:value="6356" table:style-name="ce12">
            <text:p>6,356</text:p>
          </table:table-cell>
          <table:table-cell office:value-type="float" office:value="3124" table:style-name="ce12">
            <text:p>3,124</text:p>
          </table:table-cell>
          <table:table-cell office:value-type="float" office:value="1637207" table:style-name="ce12">
            <text:p>1,637,207</text:p>
          </table:table-cell>
          <table:table-cell office:value-type="float" office:value="2590630" table:style-name="ce12">
            <text:p>2,590,630</text:p>
          </table:table-cell>
          <table:table-cell office:value-type="float" office:value="3316325" table:style-name="ce12">
            <text:p>3,316,325</text:p>
          </table:table-cell>
          <table:table-cell office:value-type="float" office:value="9350" table:style-name="ce12">
            <text:p>9,350</text:p>
          </table:table-cell>
          <table:table-cell office:value-type="float" office:value="0.25" table:style-name="ce13">
            <text:p>0.25</text:p>
          </table:table-cell>
          <table:table-cell office:value-type="float" office:value="0.02" table:style-name="ce13">
            <text:p>0.02</text:p>
          </table:table-cell>
          <table:table-cell office:value-type="float" office:value="687.86" table:style-name="ce13">
            <text:p>687.86</text:p>
          </table:table-cell>
          <table:table-cell office:value-type="float" office:value="4550" table:style-name="ce12">
            <text:p>4,550</text:p>
          </table:table-cell>
          <table:table-cell office:value-type="float" office:value="24673" table:style-name="ce12">
            <text:p>24,673</text:p>
          </table:table-cell>
          <table:table-cell table:number-columns-repeated="235" table:style-name="ce14"/>
          <table:table-cell table:number-columns-repeated="16135"/>
        </table:table-row>
        <table:table-row table:style-name="ro2">
          <table:table-cell office:value-type="string" table:style-name="ce11">
            <text:p><text:span text:style-name="T4">花旗</text:span>(<text:span text:style-name="T4">台灣</text:span>)<text:span text:style-name="T4">商業銀行</text:span></text:p>
          </table:table-cell>
          <table:table-cell office:value-type="float" office:value="2851919" table:style-name="ce12">
            <text:p>2,851,919</text:p>
          </table:table-cell>
          <table:table-cell office:value-type="float" office:value="2151525" table:style-name="ce12">
            <text:p>2,151,525</text:p>
          </table:table-cell>
          <table:table-cell office:value-type="float" office:value="12896" table:style-name="ce12">
            <text:p>12,896</text:p>
          </table:table-cell>
          <table:table-cell office:value-type="float" office:value="20106" table:style-name="ce12">
            <text:p>20,106</text:p>
          </table:table-cell>
          <table:table-cell office:value-type="float" office:value="10619745" table:style-name="ce12">
            <text:p>10,619,745</text:p>
          </table:table-cell>
          <table:table-cell office:value-type="float" office:value="10352235" table:style-name="ce12">
            <text:p>10,352,235</text:p>
          </table:table-cell>
          <table:table-cell office:value-type="float" office:value="12443077" table:style-name="ce12">
            <text:p>12,443,077</text:p>
          </table:table-cell>
          <table:table-cell office:value-type="float" office:value="114052" table:style-name="ce12">
            <text:p>114,052</text:p>
          </table:table-cell>
          <table:table-cell office:value-type="float" office:value="0.71" table:style-name="ce13">
            <text:p>0.71</text:p>
          </table:table-cell>
          <table:table-cell office:value-type="float" office:value="0.24" table:style-name="ce13">
            <text:p>0.24</text:p>
          </table:table-cell>
          <table:table-cell office:value-type="float" office:value="353.25" table:style-name="ce13">
            <text:p>353.25</text:p>
          </table:table-cell>
          <table:table-cell office:value-type="float" office:value="0" table:style-name="ce12">
            <text:p>0</text:p>
          </table:table-cell>
          <table:table-cell office:value-type="float" office:value="205668" table:style-name="ce12">
            <text:p>205,668</text:p>
          </table:table-cell>
          <table:table-cell table:number-columns-repeated="235" table:style-name="ce14"/>
          <table:table-cell table:number-columns-repeated="16135"/>
        </table:table-row>
        <table:table-row table:style-name="ro2">
          <table:table-cell office:value-type="string" table:style-name="ce11">
            <text:p><text:span text:style-name="T4">臺灣中小企業銀行</text:span></text:p>
          </table:table-cell>
          <table:table-cell office:value-type="float" office:value="196713" table:style-name="ce12">
            <text:p>196,713</text:p>
          </table:table-cell>
          <table:table-cell office:value-type="float" office:value="102024" table:style-name="ce12">
            <text:p>102,024</text:p>
          </table:table-cell>
          <table:table-cell office:value-type="float" office:value="829" table:style-name="ce12">
            <text:p>829</text:p>
          </table:table-cell>
          <table:table-cell office:value-type="float" office:value="1004" table:style-name="ce12">
            <text:p>1,004</text:p>
          </table:table-cell>
          <table:table-cell office:value-type="float" office:value="302738" table:style-name="ce12">
            <text:p>302,738</text:p>
          </table:table-cell>
          <table:table-cell office:value-type="float" office:value="70587" table:style-name="ce12">
            <text:p>70,587</text:p>
          </table:table-cell>
          <table:table-cell office:value-type="float" office:value="664599" table:style-name="ce12">
            <text:p>664,599</text:p>
          </table:table-cell>
          <table:table-cell office:value-type="float" office:value="1532" table:style-name="ce12">
            <text:p>1,532</text:p>
          </table:table-cell>
          <table:table-cell office:value-type="float" office:value="0.14000000000000001" table:style-name="ce13">
            <text:p>0.14</text:p>
          </table:table-cell>
          <table:table-cell office:value-type="float" office:value="0.04" table:style-name="ce13">
            <text:p>0.04</text:p>
          </table:table-cell>
          <table:table-cell office:value-type="float" office:value="332.57" table:style-name="ce13">
            <text:p>332.57</text:p>
          </table:table-cell>
          <table:table-cell office:value-type="float" office:value="1746" table:style-name="ce12">
            <text:p>1,746</text:p>
          </table:table-cell>
          <table:table-cell office:value-type="float" office:value="8238" table:style-name="ce12">
            <text:p>8,238</text:p>
          </table:table-cell>
          <table:table-cell table:number-columns-repeated="235" table:style-name="ce14"/>
          <table:table-cell table:number-columns-repeated="16135"/>
        </table:table-row>
        <table:table-row table:style-name="ro2">
          <table:table-cell office:value-type="string" table:style-name="ce11">
            <text:p><text:span text:style-name="T4">渣打國際商業銀行</text:span></text:p>
          </table:table-cell>
          <table:table-cell office:value-type="float" office:value="407159" table:style-name="ce12">
            <text:p>407,159</text:p>
          </table:table-cell>
          <table:table-cell office:value-type="float" office:value="277030" table:style-name="ce12">
            <text:p>277,030</text:p>
          </table:table-cell>
          <table:table-cell office:value-type="float" office:value="937" table:style-name="ce12">
            <text:p>937</text:p>
          </table:table-cell>
          <table:table-cell office:value-type="float" office:value="3414" table:style-name="ce12">
            <text:p>3,414</text:p>
          </table:table-cell>
          <table:table-cell office:value-type="float" office:value="1123527" table:style-name="ce12">
            <text:p>1,123,527</text:p>
          </table:table-cell>
          <table:table-cell office:value-type="float" office:value="421201" table:style-name="ce12">
            <text:p>421,201</text:p>
          </table:table-cell>
          <table:table-cell office:value-type="float" office:value="1989572" table:style-name="ce12">
            <text:p>1,989,572</text:p>
          </table:table-cell>
          <table:table-cell office:value-type="float" office:value="3394" table:style-name="ce12">
            <text:p>3,394</text:p>
          </table:table-cell>
          <table:table-cell office:value-type="float" office:value="0.19" table:style-name="ce13">
            <text:p>0.19</text:p>
          </table:table-cell>
          <table:table-cell office:value-type="float" office:value="0" table:style-name="ce13">
            <text:p>0.00</text:p>
          </table:table-cell>
          <table:table-cell office:value-type="float" office:value="1016.49" table:style-name="ce13">
            <text:p>1,016.49</text:p>
          </table:table-cell>
          <table:table-cell office:value-type="float" office:value="3162" table:style-name="ce12">
            <text:p>3,162</text:p>
          </table:table-cell>
          <table:table-cell office:value-type="float" office:value="21253" table:style-name="ce12">
            <text:p>21,253</text:p>
          </table:table-cell>
          <table:table-cell table:number-columns-repeated="235" table:style-name="ce14"/>
          <table:table-cell table:number-columns-repeated="16135"/>
        </table:table-row>
        <table:table-row table:style-name="ro2">
          <table:table-cell office:value-type="string" table:style-name="ce11">
            <text:p><text:span text:style-name="T4">台中商業銀行</text:span></text:p>
          </table:table-cell>
          <table:table-cell office:value-type="float" office:value="153806" table:style-name="ce12">
            <text:p>153,806</text:p>
          </table:table-cell>
          <table:table-cell office:value-type="float" office:value="78477" table:style-name="ce12">
            <text:p>78,477</text:p>
          </table:table-cell>
          <table:table-cell office:value-type="float" office:value="719" table:style-name="ce12">
            <text:p>719</text:p>
          </table:table-cell>
          <table:table-cell office:value-type="float" office:value="742" table:style-name="ce12">
            <text:p>742</text:p>
          </table:table-cell>
          <table:table-cell office:value-type="float" office:value="217467" table:style-name="ce12">
            <text:p>217,467</text:p>
          </table:table-cell>
          <table:table-cell office:value-type="float" office:value="48512" table:style-name="ce12">
            <text:p>48,512</text:p>
          </table:table-cell>
          <table:table-cell office:value-type="float" office:value="419901" table:style-name="ce12">
            <text:p>419,901</text:p>
          </table:table-cell>
          <table:table-cell office:value-type="float" office:value="193" table:style-name="ce12">
            <text:p>193</text:p>
          </table:table-cell>
          <table:table-cell office:value-type="float" office:value="0.63" table:style-name="ce13">
            <text:p>0.63</text:p>
          </table:table-cell>
          <table:table-cell office:value-type="float" office:value="0" table:style-name="ce13">
            <text:p>0.00</text:p>
          </table:table-cell>
          <table:table-cell office:value-type="float" office:value="1065.55" table:style-name="ce13">
            <text:p>1,065.55</text:p>
          </table:table-cell>
          <table:table-cell office:value-type="float" office:value="1921" table:style-name="ce12">
            <text:p>1,921</text:p>
          </table:table-cell>
          <table:table-cell office:value-type="float" office:value="8902" table:style-name="ce12">
            <text:p>8,902</text:p>
          </table:table-cell>
          <table:table-cell table:number-columns-repeated="235" table:style-name="ce14"/>
          <table:table-cell table:number-columns-repeated="16135"/>
        </table:table-row>
        <table:table-row table:style-name="ro2">
          <table:table-cell office:value-type="string" table:style-name="ce11">
            <text:p><text:span text:style-name="T4">滙豐</text:span>(<text:span text:style-name="T4">台灣</text:span>)<text:span text:style-name="T4">商業銀行</text:span></text:p>
          </table:table-cell>
          <table:table-cell office:value-type="float" office:value="625270" table:style-name="ce12">
            <text:p>625,270</text:p>
          </table:table-cell>
          <table:table-cell office:value-type="float" office:value="429378" table:style-name="ce12">
            <text:p>429,378</text:p>
          </table:table-cell>
          <table:table-cell office:value-type="float" office:value="8575" table:style-name="ce12">
            <text:p>8,575</text:p>
          </table:table-cell>
          <table:table-cell office:value-type="float" office:value="8549" table:style-name="ce12">
            <text:p>8,549</text:p>
          </table:table-cell>
          <table:table-cell office:value-type="float" office:value="1889054" table:style-name="ce12">
            <text:p>1,889,054</text:p>
          </table:table-cell>
          <table:table-cell office:value-type="float" office:value="1297646" table:style-name="ce12">
            <text:p>1,297,646</text:p>
          </table:table-cell>
          <table:table-cell office:value-type="float" office:value="3905241" table:style-name="ce12">
            <text:p>3,905,241</text:p>
          </table:table-cell>
          <table:table-cell office:value-type="float" office:value="19321" table:style-name="ce12">
            <text:p>19,321</text:p>
          </table:table-cell>
          <table:table-cell office:value-type="float" office:value="0.27" table:style-name="ce13">
            <text:p>0.27</text:p>
          </table:table-cell>
          <table:table-cell office:value-type="float" office:value="0" table:style-name="ce13">
            <text:p>0.00</text:p>
          </table:table-cell>
          <table:table-cell office:value-type="float" office:value="1683.5" table:style-name="ce13">
            <text:p>1,683.50</text:p>
          </table:table-cell>
          <table:table-cell office:value-type="float" office:value="5692" table:style-name="ce12">
            <text:p>5,692</text:p>
          </table:table-cell>
          <table:table-cell office:value-type="float" office:value="33955" table:style-name="ce12">
            <text:p>33,955</text:p>
          </table:table-cell>
          <table:table-cell table:number-columns-repeated="235" table:style-name="ce14"/>
          <table:table-cell table:number-columns-repeated="16135"/>
        </table:table-row>
        <table:table-row table:style-name="ro2">
          <table:table-cell office:value-type="string" table:style-name="ce11">
            <text:p><text:span text:style-name="T4">華泰商業銀行</text:span></text:p>
          </table:table-cell>
          <table:table-cell office:value-type="float" office:value="9163" table:style-name="ce12">
            <text:p>9,163</text:p>
          </table:table-cell>
          <table:table-cell office:value-type="float" office:value="4986" table:style-name="ce12">
            <text:p>4,986</text:p>
          </table:table-cell>
          <table:table-cell office:value-type="float" office:value="4" table:style-name="ce12">
            <text:p>4</text:p>
          </table:table-cell>
          <table:table-cell office:value-type="float" office:value="12" table:style-name="ce12">
            <text:p>12</text:p>
          </table:table-cell>
          <table:table-cell office:value-type="float" office:value="10213" table:style-name="ce12">
            <text:p>10,213</text:p>
          </table:table-cell>
          <table:table-cell office:value-type="float" office:value="1939" table:style-name="ce12">
            <text:p>1,939</text:p>
          </table:table-cell>
          <table:table-cell office:value-type="float" office:value="28399" table:style-name="ce12">
            <text:p>28,399</text:p>
          </table:table-cell>
          <table:table-cell office:value-type="float" office:value="0" table:style-name="ce12">
            <text:p>0</text:p>
          </table:table-cell>
          <table:table-cell office:value-type="float" office:value="0.74" table:style-name="ce13">
            <text:p>0.74</text:p>
          </table:table-cell>
          <table:table-cell office:value-type="float" office:value="0" table:style-name="ce13">
            <text:p>0.00</text:p>
          </table:table-cell>
          <table:table-cell office:value-type="float" office:value="438.52" table:style-name="ce13">
            <text:p>438.52</text:p>
          </table:table-cell>
          <table:table-cell office:value-type="float" office:value="99" table:style-name="ce12">
            <text:p>99</text:p>
          </table:table-cell>
          <table:table-cell office:value-type="float" office:value="136" table:style-name="ce12">
            <text:p>136</text:p>
          </table:table-cell>
          <table:table-cell table:number-columns-repeated="235" table:style-name="ce14"/>
          <table:table-cell table:number-columns-repeated="16135"/>
        </table:table-row>
        <table:table-row table:style-name="ro2">
          <table:table-cell office:value-type="string" table:style-name="ce11">
            <text:p><text:span text:style-name="T4">臺灣新光商業銀行</text:span></text:p>
          </table:table-cell>
          <table:table-cell office:value-type="float" office:value="941753" table:style-name="ce12">
            <text:p>941,753</text:p>
          </table:table-cell>
          <table:table-cell office:value-type="float" office:value="566832" table:style-name="ce12">
            <text:p>566,832</text:p>
          </table:table-cell>
          <table:table-cell office:value-type="float" office:value="7428" table:style-name="ce12">
            <text:p>7,428</text:p>
          </table:table-cell>
          <table:table-cell office:value-type="float" office:value="4956" table:style-name="ce12">
            <text:p>4,956</text:p>
          </table:table-cell>
          <table:table-cell office:value-type="float" office:value="1562906" table:style-name="ce12">
            <text:p>1,562,906</text:p>
          </table:table-cell>
          <table:table-cell office:value-type="float" office:value="1784084" table:style-name="ce12">
            <text:p>1,784,084</text:p>
          </table:table-cell>
          <table:table-cell office:value-type="float" office:value="3631421" table:style-name="ce12">
            <text:p>3,631,421</text:p>
          </table:table-cell>
          <table:table-cell office:value-type="float" office:value="7012" table:style-name="ce12">
            <text:p>7,012</text:p>
          </table:table-cell>
          <table:table-cell office:value-type="float" office:value="0.17" table:style-name="ce13">
            <text:p>0.17</text:p>
          </table:table-cell>
          <table:table-cell office:value-type="float" office:value="0" table:style-name="ce13">
            <text:p>0.00</text:p>
          </table:table-cell>
          <table:table-cell office:value-type="float" office:value="242.74" table:style-name="ce13">
            <text:p>242.74</text:p>
          </table:table-cell>
          <table:table-cell office:value-type="float" office:value="4822" table:style-name="ce12">
            <text:p>4,822</text:p>
          </table:table-cell>
          <table:table-cell office:value-type="float" office:value="25992" table:style-name="ce12">
            <text:p>25,992</text:p>
          </table:table-cell>
          <table:table-cell table:number-columns-repeated="235" table:style-name="ce14"/>
          <table:table-cell table:number-columns-repeated="16135"/>
        </table:table-row>
        <table:table-row table:style-name="ro2">
          <table:table-cell office:value-type="string" table:style-name="ce11">
            <text:p><text:span text:style-name="T4">陽信商業銀行</text:span></text:p>
          </table:table-cell>
          <table:table-cell office:value-type="float" office:value="115224" table:style-name="ce12">
            <text:p>115,224</text:p>
          </table:table-cell>
          <table:table-cell office:value-type="float" office:value="56055" table:style-name="ce12">
            <text:p>56,055</text:p>
          </table:table-cell>
          <table:table-cell office:value-type="float" office:value="875" table:style-name="ce12">
            <text:p>875</text:p>
          </table:table-cell>
          <table:table-cell office:value-type="float" office:value="574" table:style-name="ce12">
            <text:p>574</text:p>
          </table:table-cell>
          <table:table-cell office:value-type="float" office:value="186028" table:style-name="ce12">
            <text:p>186,028</text:p>
          </table:table-cell>
          <table:table-cell office:value-type="float" office:value="82737" table:style-name="ce12">
            <text:p>82,737</text:p>
          </table:table-cell>
          <table:table-cell office:value-type="float" office:value="331189" table:style-name="ce12">
            <text:p>331,189</text:p>
          </table:table-cell>
          <table:table-cell office:value-type="float" office:value="139" table:style-name="ce12">
            <text:p>139</text:p>
          </table:table-cell>
          <table:table-cell office:value-type="float" office:value="0.28000000000000003" table:style-name="ce13">
            <text:p>0.28</text:p>
          </table:table-cell>
          <table:table-cell office:value-type="float" office:value="0" table:style-name="ce13">
            <text:p>0.00</text:p>
          </table:table-cell>
          <table:table-cell office:value-type="float" office:value="488.84" table:style-name="ce13">
            <text:p>488.84</text:p>
          </table:table-cell>
          <table:table-cell office:value-type="float" office:value="2453" table:style-name="ce12">
            <text:p>2,453</text:p>
          </table:table-cell>
          <table:table-cell office:value-type="float" office:value="5002" table:style-name="ce12">
            <text:p>5,002</text:p>
          </table:table-cell>
          <table:table-cell table:number-columns-repeated="235" table:style-name="ce14"/>
          <table:table-cell table:number-columns-repeated="16135"/>
        </table:table-row>
        <table:table-row table:style-name="ro2">
          <table:table-cell office:value-type="string" table:style-name="ce11">
            <text:p><text:span text:style-name="T4">三信商業銀行</text:span></text:p>
          </table:table-cell>
          <table:table-cell office:value-type="float" office:value="15230" table:style-name="ce12">
            <text:p>15,230</text:p>
          </table:table-cell>
          <table:table-cell office:value-type="float" office:value="10068" table:style-name="ce12">
            <text:p>10,068</text:p>
          </table:table-cell>
          <table:table-cell office:value-type="float" office:value="78" table:style-name="ce12">
            <text:p>78</text:p>
          </table:table-cell>
          <table:table-cell office:value-type="float" office:value="45" table:style-name="ce12">
            <text:p>45</text:p>
          </table:table-cell>
          <table:table-cell office:value-type="float" office:value="18423" table:style-name="ce12">
            <text:p>18,423</text:p>
          </table:table-cell>
          <table:table-cell office:value-type="float" office:value="11376" table:style-name="ce12">
            <text:p>11,376</text:p>
          </table:table-cell>
          <table:table-cell office:value-type="float" office:value="73711" table:style-name="ce12">
            <text:p>73,711</text:p>
          </table:table-cell>
          <table:table-cell office:value-type="float" office:value="45" table:style-name="ce12">
            <text:p>45</text:p>
          </table:table-cell>
          <table:table-cell office:value-type="float" office:value="0.41" table:style-name="ce13">
            <text:p>0.41</text:p>
          </table:table-cell>
          <table:table-cell office:value-type="float" office:value="0" table:style-name="ce13">
            <text:p>0.00</text:p>
          </table:table-cell>
          <table:table-cell office:value-type="float" office:value="7929.19" table:style-name="ce13">
            <text:p>7,929.19</text:p>
          </table:table-cell>
          <table:table-cell office:value-type="float" office:value="0" table:style-name="ce12">
            <text:p>0</text:p>
          </table:table-cell>
          <table:table-cell office:value-type="float" office:value="672" table:style-name="ce12">
            <text:p>672</text:p>
          </table:table-cell>
          <table:table-cell table:number-columns-repeated="235" table:style-name="ce14"/>
          <table:table-cell table:number-columns-repeated="16135"/>
        </table:table-row>
        <table:table-row table:style-name="ro2">
          <table:table-cell office:value-type="string" table:style-name="ce11">
            <text:p><text:span text:style-name="T4">聯邦商業銀行</text:span></text:p>
          </table:table-cell>
          <table:table-cell office:value-type="float" office:value="2192196" table:style-name="ce12">
            <text:p>2,192,196</text:p>
          </table:table-cell>
          <table:table-cell office:value-type="float" office:value="1323492" table:style-name="ce12">
            <text:p>1,323,492</text:p>
          </table:table-cell>
          <table:table-cell office:value-type="float" office:value="9125" table:style-name="ce12">
            <text:p>9,125</text:p>
          </table:table-cell>
          <table:table-cell office:value-type="float" office:value="104177" table:style-name="ce12">
            <text:p>104,177</text:p>
          </table:table-cell>
          <table:table-cell office:value-type="float" office:value="5326404" table:style-name="ce12">
            <text:p>5,326,404</text:p>
          </table:table-cell>
          <table:table-cell office:value-type="float" office:value="4307022" table:style-name="ce12">
            <text:p>4,307,022</text:p>
          </table:table-cell>
          <table:table-cell office:value-type="float" office:value="6896126" table:style-name="ce12">
            <text:p>6,896,126</text:p>
          </table:table-cell>
          <table:table-cell office:value-type="float" office:value="46170" table:style-name="ce12">
            <text:p>46,170</text:p>
          </table:table-cell>
          <table:table-cell office:value-type="float" office:value="0.17" table:style-name="ce13">
            <text:p>0.17</text:p>
          </table:table-cell>
          <table:table-cell office:value-type="float" office:value="0" table:style-name="ce13">
            <text:p>0.00</text:p>
          </table:table-cell>
          <table:table-cell office:value-type="float" office:value="163.21" table:style-name="ce13">
            <text:p>163.21</text:p>
          </table:table-cell>
          <table:table-cell office:value-type="float" office:value="12851" table:style-name="ce12">
            <text:p>12,851</text:p>
          </table:table-cell>
          <table:table-cell office:value-type="float" office:value="81381" table:style-name="ce12">
            <text:p>81,381</text:p>
          </table:table-cell>
          <table:table-cell table:number-columns-repeated="235" table:style-name="ce14"/>
          <table:table-cell table:number-columns-repeated="16135"/>
        </table:table-row>
        <table:table-row table:style-name="ro2">
          <table:table-cell office:value-type="string" table:style-name="ce11">
            <text:p><text:span text:style-name="T4">遠東國際商業銀行</text:span></text:p>
          </table:table-cell>
          <table:table-cell office:value-type="float" office:value="1571331" table:style-name="ce12">
            <text:p>1,571,331</text:p>
          </table:table-cell>
          <table:table-cell office:value-type="float" office:value="1016554" table:style-name="ce12">
            <text:p>1,016,554</text:p>
          </table:table-cell>
          <table:table-cell office:value-type="float" office:value="2670" table:style-name="ce12">
            <text:p>2,670</text:p>
          </table:table-cell>
          <table:table-cell office:value-type="float" office:value="72899" table:style-name="ce12">
            <text:p>72,899</text:p>
          </table:table-cell>
          <table:table-cell office:value-type="float" office:value="3882766" table:style-name="ce12">
            <text:p>3,882,766</text:p>
          </table:table-cell>
          <table:table-cell office:value-type="float" office:value="4384974" table:style-name="ce12">
            <text:p>4,384,974</text:p>
          </table:table-cell>
          <table:table-cell office:value-type="float" office:value="2918579" table:style-name="ce12">
            <text:p>2,918,579</text:p>
          </table:table-cell>
          <table:table-cell office:value-type="float" office:value="102505" table:style-name="ce12">
            <text:p>102,505</text:p>
          </table:table-cell>
          <table:table-cell office:value-type="float" office:value="0.28999999999999998" table:style-name="ce13">
            <text:p>0.29</text:p>
          </table:table-cell>
          <table:table-cell office:value-type="float" office:value="7.0000000000000007E-2" table:style-name="ce13">
            <text:p>0.07</text:p>
          </table:table-cell>
          <table:table-cell office:value-type="float" office:value="100.62" table:style-name="ce13">
            <text:p>100.62</text:p>
          </table:table-cell>
          <table:table-cell office:value-type="float" office:value="11801" table:style-name="ce12">
            <text:p>11,801</text:p>
          </table:table-cell>
          <table:table-cell office:value-type="float" office:value="66670" table:style-name="ce12">
            <text:p>66,670</text:p>
          </table:table-cell>
          <table:table-cell table:number-columns-repeated="235" table:style-name="ce14"/>
          <table:table-cell table:number-columns-repeated="16135"/>
        </table:table-row>
        <table:table-row table:style-name="ro2">
          <table:table-cell office:value-type="string" table:style-name="ce11">
            <text:p><text:span text:style-name="T4">元大商業銀行</text:span></text:p>
          </table:table-cell>
          <table:table-cell office:value-type="float" office:value="1158232" table:style-name="ce12">
            <text:p>1,158,232</text:p>
          </table:table-cell>
          <table:table-cell office:value-type="float" office:value="563729" table:style-name="ce12">
            <text:p>563,729</text:p>
          </table:table-cell>
          <table:table-cell office:value-type="float" office:value="3364" table:style-name="ce12">
            <text:p>3,364</text:p>
          </table:table-cell>
          <table:table-cell office:value-type="float" office:value="4866" table:style-name="ce12">
            <text:p>4,866</text:p>
          </table:table-cell>
          <table:table-cell office:value-type="float" office:value="1263356" table:style-name="ce12">
            <text:p>1,263,356</text:p>
          </table:table-cell>
          <table:table-cell office:value-type="float" office:value="2687184" table:style-name="ce12">
            <text:p>2,687,184</text:p>
          </table:table-cell>
          <table:table-cell office:value-type="float" office:value="3280333" table:style-name="ce12">
            <text:p>3,280,333</text:p>
          </table:table-cell>
          <table:table-cell office:value-type="float" office:value="13787" table:style-name="ce12">
            <text:p>13,787</text:p>
          </table:table-cell>
          <table:table-cell office:value-type="float" office:value="0.08" table:style-name="ce13">
            <text:p>0.08</text:p>
          </table:table-cell>
          <table:table-cell office:value-type="float" office:value="0" table:style-name="ce13">
            <text:p>0.00</text:p>
          </table:table-cell>
          <table:table-cell office:value-type="float" office:value="694.65" table:style-name="ce13">
            <text:p>694.65</text:p>
          </table:table-cell>
          <table:table-cell office:value-type="float" office:value="6613" table:style-name="ce12">
            <text:p>6,613</text:p>
          </table:table-cell>
          <table:table-cell office:value-type="float" office:value="33350" table:style-name="ce12">
            <text:p>33,350</text:p>
          </table:table-cell>
          <table:table-cell table:number-columns-repeated="235" table:style-name="ce14"/>
          <table:table-cell table:number-columns-repeated="16135"/>
        </table:table-row>
        <table:table-row table:style-name="ro2">
          <table:table-cell office:value-type="string" table:style-name="ce11">
            <text:p><text:span text:style-name="T4">永豐商業銀行</text:span></text:p>
          </table:table-cell>
          <table:table-cell office:value-type="float" office:value="2122821" table:style-name="ce12">
            <text:p>2,122,821</text:p>
          </table:table-cell>
          <table:table-cell office:value-type="float" office:value="1139492" table:style-name="ce12">
            <text:p>1,139,492</text:p>
          </table:table-cell>
          <table:table-cell office:value-type="float" office:value="10983" table:style-name="ce12">
            <text:p>10,983</text:p>
          </table:table-cell>
          <table:table-cell office:value-type="float" office:value="5700" table:style-name="ce12">
            <text:p>5,700</text:p>
          </table:table-cell>
          <table:table-cell office:value-type="float" office:value="4059842" table:style-name="ce12">
            <text:p>4,059,842</text:p>
          </table:table-cell>
          <table:table-cell office:value-type="float" office:value="4712457" table:style-name="ce12">
            <text:p>4,712,457</text:p>
          </table:table-cell>
          <table:table-cell office:value-type="float" office:value="8410055" table:style-name="ce12">
            <text:p>8,410,055</text:p>
          </table:table-cell>
          <table:table-cell office:value-type="float" office:value="63488" table:style-name="ce12">
            <text:p>63,488</text:p>
          </table:table-cell>
          <table:table-cell office:value-type="float" office:value="0.15" table:style-name="ce13">
            <text:p>0.15</text:p>
          </table:table-cell>
          <table:table-cell office:value-type="float" office:value="0" table:style-name="ce13">
            <text:p>0.00</text:p>
          </table:table-cell>
          <table:table-cell office:value-type="float" office:value="936.36" table:style-name="ce13">
            <text:p>936.36</text:p>
          </table:table-cell>
          <table:table-cell office:value-type="float" office:value="13960" table:style-name="ce12">
            <text:p>13,960</text:p>
          </table:table-cell>
          <table:table-cell office:value-type="float" office:value="72666" table:style-name="ce12">
            <text:p>72,666</text:p>
          </table:table-cell>
          <table:table-cell table:number-columns-repeated="235" table:style-name="ce14"/>
          <table:table-cell table:number-columns-repeated="16135"/>
        </table:table-row>
        <table:table-row table:style-name="ro2">
          <table:table-cell office:value-type="string" table:style-name="ce11">
            <text:p><text:span text:style-name="T4">玉山商業銀行</text:span></text:p>
          </table:table-cell>
          <table:table-cell office:value-type="float" office:value="6489112" table:style-name="ce12">
            <text:p>6,489,112</text:p>
          </table:table-cell>
          <table:table-cell office:value-type="float" office:value="4473471" table:style-name="ce12">
            <text:p>4,473,471</text:p>
          </table:table-cell>
          <table:table-cell office:value-type="float" office:value="32731" table:style-name="ce12">
            <text:p>32,731</text:p>
          </table:table-cell>
          <table:table-cell office:value-type="float" office:value="19037" table:style-name="ce12">
            <text:p>19,037</text:p>
          </table:table-cell>
          <table:table-cell office:value-type="float" office:value="12445688" table:style-name="ce12">
            <text:p>12,445,688</text:p>
          </table:table-cell>
          <table:table-cell office:value-type="float" office:value="15716237" table:style-name="ce12">
            <text:p>15,716,237</text:p>
          </table:table-cell>
          <table:table-cell office:value-type="float" office:value="31614898" table:style-name="ce12">
            <text:p>31,614,898</text:p>
          </table:table-cell>
          <table:table-cell office:value-type="float" office:value="225544" table:style-name="ce12">
            <text:p>225,544</text:p>
          </table:table-cell>
          <table:table-cell office:value-type="float" office:value="0.17" table:style-name="ce13">
            <text:p>0.17</text:p>
          </table:table-cell>
          <table:table-cell office:value-type="float" office:value="0" table:style-name="ce13">
            <text:p>0.00</text:p>
          </table:table-cell>
          <table:table-cell office:value-type="float" office:value="656.16" table:style-name="ce13">
            <text:p>656.16</text:p>
          </table:table-cell>
          <table:table-cell office:value-type="float" office:value="39185" table:style-name="ce12">
            <text:p>39,185</text:p>
          </table:table-cell>
          <table:table-cell office:value-type="float" office:value="229509" table:style-name="ce12">
            <text:p>229,509</text:p>
          </table:table-cell>
          <table:table-cell table:number-columns-repeated="235" table:style-name="ce14"/>
          <table:table-cell table:number-columns-repeated="16135"/>
        </table:table-row>
        <table:table-row table:style-name="ro2">
          <table:table-cell office:value-type="string" table:style-name="ce11">
            <text:p><text:span text:style-name="T4">凱基商業銀行</text:span></text:p>
          </table:table-cell>
          <table:table-cell office:value-type="float" office:value="364972" table:style-name="ce12">
            <text:p>364,972</text:p>
          </table:table-cell>
          <table:table-cell office:value-type="float" office:value="192250" table:style-name="ce12">
            <text:p>192,250</text:p>
          </table:table-cell>
          <table:table-cell office:value-type="float" office:value="4231" table:style-name="ce12">
            <text:p>4,231</text:p>
          </table:table-cell>
          <table:table-cell office:value-type="float" office:value="2133" table:style-name="ce12">
            <text:p>2,133</text:p>
          </table:table-cell>
          <table:table-cell office:value-type="float" office:value="1109869" table:style-name="ce12">
            <text:p>1,109,869</text:p>
          </table:table-cell>
          <table:table-cell office:value-type="float" office:value="861884" table:style-name="ce12">
            <text:p>861,884</text:p>
          </table:table-cell>
          <table:table-cell office:value-type="float" office:value="800833" table:style-name="ce12">
            <text:p>800,833</text:p>
          </table:table-cell>
          <table:table-cell office:value-type="float" office:value="5359" table:style-name="ce12">
            <text:p>5,359</text:p>
          </table:table-cell>
          <table:table-cell office:value-type="float" office:value="0.74" table:style-name="ce13">
            <text:p>0.74</text:p>
          </table:table-cell>
          <table:table-cell office:value-type="float" office:value="0.38" table:style-name="ce13">
            <text:p>0.38</text:p>
          </table:table-cell>
          <table:table-cell office:value-type="float" office:value="188.34" table:style-name="ce13">
            <text:p>188.34</text:p>
          </table:table-cell>
          <table:table-cell office:value-type="float" office:value="5849" table:style-name="ce12">
            <text:p>5,849</text:p>
          </table:table-cell>
          <table:table-cell office:value-type="float" office:value="29891" table:style-name="ce12">
            <text:p>29,891</text:p>
          </table:table-cell>
          <table:table-cell table:number-columns-repeated="235" table:style-name="ce14"/>
          <table:table-cell table:number-columns-repeated="16135"/>
        </table:table-row>
        <table:table-row table:style-name="ro2">
          <table:table-cell office:value-type="string" table:style-name="ce11">
            <text:p><text:span text:style-name="T4">星展</text:span>(<text:span text:style-name="T4">台灣</text:span>)<text:span text:style-name="T4">商業銀行</text:span></text:p>
          </table:table-cell>
          <table:table-cell office:value-type="float" office:value="609463" table:style-name="ce12">
            <text:p>609,463</text:p>
          </table:table-cell>
          <table:table-cell office:value-type="float" office:value="313021" table:style-name="ce12">
            <text:p>313,021</text:p>
          </table:table-cell>
          <table:table-cell office:value-type="float" office:value="1614" table:style-name="ce12">
            <text:p>1,614</text:p>
          </table:table-cell>
          <table:table-cell office:value-type="float" office:value="4782" table:style-name="ce12">
            <text:p>4,782</text:p>
          </table:table-cell>
          <table:table-cell office:value-type="float" office:value="1356253" table:style-name="ce12">
            <text:p>1,356,253</text:p>
          </table:table-cell>
          <table:table-cell office:value-type="float" office:value="1856346" table:style-name="ce12">
            <text:p>1,856,346</text:p>
          </table:table-cell>
          <table:table-cell office:value-type="float" office:value="2289366" table:style-name="ce12">
            <text:p>2,289,366</text:p>
          </table:table-cell>
          <table:table-cell office:value-type="float" office:value="18651" table:style-name="ce12">
            <text:p>18,651</text:p>
          </table:table-cell>
          <table:table-cell office:value-type="float" office:value="0.74" table:style-name="ce13">
            <text:p>0.74</text:p>
          </table:table-cell>
          <table:table-cell office:value-type="float" office:value="0" table:style-name="ce13">
            <text:p>0.00</text:p>
          </table:table-cell>
          <table:table-cell office:value-type="float" office:value="210.4" table:style-name="ce13">
            <text:p>210.40</text:p>
          </table:table-cell>
          <table:table-cell office:value-type="float" office:value="10871" table:style-name="ce12">
            <text:p>10,871</text:p>
          </table:table-cell>
          <table:table-cell office:value-type="float" office:value="69869" table:style-name="ce12">
            <text:p>69,869</text:p>
          </table:table-cell>
          <table:table-cell table:number-columns-repeated="235" table:style-name="ce14"/>
          <table:table-cell table:number-columns-repeated="16135"/>
        </table:table-row>
        <table:table-row table:style-name="ro2">
          <table:table-cell office:value-type="string" table:style-name="ce11">
            <text:p><text:span text:style-name="T4">台新國際商業銀行</text:span></text:p>
          </table:table-cell>
          <table:table-cell office:value-type="float" office:value="5867723" table:style-name="ce12">
            <text:p>5,867,723</text:p>
          </table:table-cell>
          <table:table-cell office:value-type="float" office:value="4048538" table:style-name="ce12">
            <text:p>4,048,538</text:p>
          </table:table-cell>
          <table:table-cell office:value-type="float" office:value="40384" table:style-name="ce12">
            <text:p>40,384</text:p>
          </table:table-cell>
          <table:table-cell office:value-type="float" office:value="27108" table:style-name="ce12">
            <text:p>27,108</text:p>
          </table:table-cell>
          <table:table-cell office:value-type="float" office:value="10306709" table:style-name="ce12">
            <text:p>10,306,709</text:p>
          </table:table-cell>
          <table:table-cell office:value-type="float" office:value="18799392" table:style-name="ce12">
            <text:p>18,799,392</text:p>
          </table:table-cell>
          <table:table-cell office:value-type="float" office:value="23091949" table:style-name="ce12">
            <text:p>23,091,949</text:p>
          </table:table-cell>
          <table:table-cell office:value-type="float" office:value="89065" table:style-name="ce12">
            <text:p>89,065</text:p>
          </table:table-cell>
          <table:table-cell office:value-type="float" office:value="0.17" table:style-name="ce13">
            <text:p>0.17</text:p>
          </table:table-cell>
          <table:table-cell office:value-type="float" office:value="0.01" table:style-name="ce13">
            <text:p>0.01</text:p>
          </table:table-cell>
          <table:table-cell office:value-type="float" office:value="883.27" table:style-name="ce13">
            <text:p>883.27</text:p>
          </table:table-cell>
          <table:table-cell office:value-type="float" office:value="24479" table:style-name="ce12">
            <text:p>24,479</text:p>
          </table:table-cell>
          <table:table-cell office:value-type="float" office:value="133705" table:style-name="ce12">
            <text:p>133,705</text:p>
          </table:table-cell>
          <table:table-cell table:number-columns-repeated="235" table:style-name="ce14"/>
          <table:table-cell table:number-columns-repeated="16135"/>
        </table:table-row>
        <table:table-row table:style-name="ro2">
          <table:table-cell office:value-type="string" table:style-name="ce11">
            <text:p><text:span text:style-name="T4">日盛國際商業銀行</text:span></text:p>
          </table:table-cell>
          <table:table-cell office:value-type="float" office:value="143447" table:style-name="ce12">
            <text:p>143,447</text:p>
          </table:table-cell>
          <table:table-cell office:value-type="float" office:value="94627" table:style-name="ce12">
            <text:p>94,627</text:p>
          </table:table-cell>
          <table:table-cell office:value-type="float" office:value="197" table:style-name="ce12">
            <text:p>197</text:p>
          </table:table-cell>
          <table:table-cell office:value-type="float" office:value="854" table:style-name="ce12">
            <text:p>854</text:p>
          </table:table-cell>
          <table:table-cell office:value-type="float" office:value="246797" table:style-name="ce12">
            <text:p>246,797</text:p>
          </table:table-cell>
          <table:table-cell office:value-type="float" office:value="99415" table:style-name="ce12">
            <text:p>99,415</text:p>
          </table:table-cell>
          <table:table-cell office:value-type="float" office:value="223323" table:style-name="ce12">
            <text:p>223,323</text:p>
          </table:table-cell>
          <table:table-cell office:value-type="float" office:value="2016" table:style-name="ce12">
            <text:p>2,016</text:p>
          </table:table-cell>
          <table:table-cell office:value-type="float" office:value="0.34" table:style-name="ce13">
            <text:p>0.34</text:p>
          </table:table-cell>
          <table:table-cell office:value-type="float" office:value="0" table:style-name="ce13">
            <text:p>0.00</text:p>
          </table:table-cell>
          <table:table-cell office:value-type="float" office:value="878.01" table:style-name="ce13">
            <text:p>878.01</text:p>
          </table:table-cell>
          <table:table-cell office:value-type="float" office:value="314" table:style-name="ce12">
            <text:p>314</text:p>
          </table:table-cell>
          <table:table-cell office:value-type="float" office:value="3393" table:style-name="ce12">
            <text:p>3,393</text:p>
          </table:table-cell>
          <table:table-cell table:number-columns-repeated="235" table:style-name="ce14"/>
          <table:table-cell table:number-columns-repeated="16135"/>
        </table:table-row>
        <table:table-row table:style-name="ro2">
          <table:table-cell office:value-type="string" table:style-name="ce11">
            <text:p><text:span text:style-name="T4">安泰商業銀行</text:span></text:p>
          </table:table-cell>
          <table:table-cell office:value-type="float" office:value="123621" table:style-name="ce12">
            <text:p>123,621</text:p>
          </table:table-cell>
          <table:table-cell office:value-type="float" office:value="54718" table:style-name="ce12">
            <text:p>54,718</text:p>
          </table:table-cell>
          <table:table-cell office:value-type="float" office:value="444" table:style-name="ce12">
            <text:p>444</text:p>
          </table:table-cell>
          <table:table-cell office:value-type="float" office:value="361" table:style-name="ce12">
            <text:p>361</text:p>
          </table:table-cell>
          <table:table-cell office:value-type="float" office:value="201418" table:style-name="ce12">
            <text:p>201,418</text:p>
          </table:table-cell>
          <table:table-cell office:value-type="float" office:value="1067985" table:style-name="ce12">
            <text:p>1,067,985</text:p>
          </table:table-cell>
          <table:table-cell office:value-type="float" office:value="273076" table:style-name="ce12">
            <text:p>273,076</text:p>
          </table:table-cell>
          <table:table-cell office:value-type="float" office:value="413" table:style-name="ce12">
            <text:p>413</text:p>
          </table:table-cell>
          <table:table-cell office:value-type="float" office:value="0.39" table:style-name="ce13">
            <text:p>0.39</text:p>
          </table:table-cell>
          <table:table-cell office:value-type="float" office:value="0.16" table:style-name="ce13">
            <text:p>0.16</text:p>
          </table:table-cell>
          <table:table-cell office:value-type="float" office:value="277.67" table:style-name="ce13">
            <text:p>277.67</text:p>
          </table:table-cell>
          <table:table-cell office:value-type="float" office:value="0" table:style-name="ce12">
            <text:p>0</text:p>
          </table:table-cell>
          <table:table-cell office:value-type="float" office:value="3925" table:style-name="ce12">
            <text:p>3,925</text:p>
          </table:table-cell>
          <table:table-cell table:number-columns-repeated="235" table:style-name="ce14"/>
          <table:table-cell table:number-columns-repeated="16135"/>
        </table:table-row>
        <table:table-row table:style-name="ro2">
          <table:table-cell office:value-type="string" table:style-name="ce11">
            <text:p><text:span text:style-name="T4">中國信託商業銀行</text:span></text:p>
          </table:table-cell>
          <table:table-cell office:value-type="float" office:value="7547978" table:style-name="ce12">
            <text:p>7,547,978</text:p>
          </table:table-cell>
          <table:table-cell office:value-type="float" office:value="4822670" table:style-name="ce12">
            <text:p>4,822,670</text:p>
          </table:table-cell>
          <table:table-cell office:value-type="float" office:value="45825" table:style-name="ce12">
            <text:p>45,825</text:p>
          </table:table-cell>
          <table:table-cell office:value-type="float" office:value="33579" table:style-name="ce12">
            <text:p>33,579</text:p>
          </table:table-cell>
          <table:table-cell office:value-type="float" office:value="16061779" table:style-name="ce12">
            <text:p>16,061,779</text:p>
          </table:table-cell>
          <table:table-cell office:value-type="float" office:value="17616221" table:style-name="ce12">
            <text:p>17,616,221</text:p>
          </table:table-cell>
          <table:table-cell office:value-type="float" office:value="31162595" table:style-name="ce12">
            <text:p>31,162,595</text:p>
          </table:table-cell>
          <table:table-cell office:value-type="float" office:value="483898" table:style-name="ce12">
            <text:p>483,898</text:p>
          </table:table-cell>
          <table:table-cell office:value-type="float" office:value="0.2" table:style-name="ce13">
            <text:p>0.20</text:p>
          </table:table-cell>
          <table:table-cell office:value-type="float" office:value="0" table:style-name="ce13">
            <text:p>0.00</text:p>
          </table:table-cell>
          <table:table-cell office:value-type="float" office:value="440.68" table:style-name="ce13">
            <text:p>440.68</text:p>
          </table:table-cell>
          <table:table-cell office:value-type="float" office:value="71593" table:style-name="ce12">
            <text:p>71,593</text:p>
          </table:table-cell>
          <table:table-cell office:value-type="float" office:value="392749" table:style-name="ce12">
            <text:p>392,749</text:p>
          </table:table-cell>
          <table:table-cell table:number-columns-repeated="235" table:style-name="ce14"/>
          <table:table-cell table:number-columns-repeated="16135"/>
        </table:table-row>
        <table:table-row table:style-name="ro2">
          <table:table-cell office:value-type="string" table:style-name="ce11">
            <text:p><text:span text:style-name="T4">台灣樂天信用卡股份有限公司</text:span></text:p>
          </table:table-cell>
          <table:table-cell office:value-type="float" office:value="598485" table:style-name="ce12">
            <text:p>598,485</text:p>
          </table:table-cell>
          <table:table-cell office:value-type="float" office:value="217594" table:style-name="ce12">
            <text:p>217,594</text:p>
          </table:table-cell>
          <table:table-cell office:value-type="float" office:value="1039" table:style-name="ce12">
            <text:p>1,039</text:p>
          </table:table-cell>
          <table:table-cell office:value-type="float" office:value="4610" table:style-name="ce12">
            <text:p>4,610</text:p>
          </table:table-cell>
          <table:table-cell office:value-type="float" office:value="506792" table:style-name="ce12">
            <text:p>506,792</text:p>
          </table:table-cell>
          <table:table-cell office:value-type="float" office:value="827015" table:style-name="ce12">
            <text:p>827,015</text:p>
          </table:table-cell>
          <table:table-cell office:value-type="float" office:value="761668" table:style-name="ce12">
            <text:p>761,668</text:p>
          </table:table-cell>
          <table:table-cell office:value-type="float" office:value="4278" table:style-name="ce12">
            <text:p>4,278</text:p>
          </table:table-cell>
          <table:table-cell office:value-type="float" office:value="1.42" table:style-name="ce13">
            <text:p>1.42</text:p>
          </table:table-cell>
          <table:table-cell office:value-type="float" office:value="0.39" table:style-name="ce13">
            <text:p>0.39</text:p>
          </table:table-cell>
          <table:table-cell office:value-type="float" office:value="186.72" table:style-name="ce13">
            <text:p>186.72</text:p>
          </table:table-cell>
          <table:table-cell office:value-type="float" office:value="948" table:style-name="ce12">
            <text:p>948</text:p>
          </table:table-cell>
          <table:table-cell office:value-type="float" office:value="5110" table:style-name="ce12">
            <text:p>5,110</text:p>
          </table:table-cell>
          <table:table-cell table:number-columns-repeated="235" table:style-name="ce14"/>
          <table:table-cell table:number-columns-repeated="16135"/>
        </table:table-row>
        <table:table-row table:style-name="ro2">
          <table:table-cell office:value-type="string" table:style-name="ce11">
            <text:p><text:span text:style-name="T4">台灣美國運通國際</text:span>(<text:span text:style-name="T4">股</text:span>)<text:span text:style-name="T4">公司</text:span></text:p>
          </table:table-cell>
          <table:table-cell office:value-type="float" office:value="172250" table:style-name="ce12">
            <text:p>172,250</text:p>
          </table:table-cell>
          <table:table-cell office:value-type="float" office:value="99013" table:style-name="ce12">
            <text:p>99,013</text:p>
          </table:table-cell>
          <table:table-cell office:value-type="float" office:value="832" table:style-name="ce12">
            <text:p>832</text:p>
          </table:table-cell>
          <table:table-cell office:value-type="float" office:value="2350" table:style-name="ce12">
            <text:p>2,350</text:p>
          </table:table-cell>
          <table:table-cell office:value-type="float" office:value="245105" table:style-name="ce12">
            <text:p>245,105</text:p>
          </table:table-cell>
          <table:table-cell office:value-type="float" office:value="0" table:style-name="ce12">
            <text:p>0</text:p>
          </table:table-cell>
          <table:table-cell office:value-type="float" office:value="1955302" table:style-name="ce12">
            <text:p>1,955,302</text:p>
          </table:table-cell>
          <table:table-cell office:value-type="float" office:value="285" table:style-name="ce12">
            <text:p>285</text:p>
          </table:table-cell>
          <table:table-cell office:value-type="float" office:value="0.33" table:style-name="ce13">
            <text:p>0.33</text:p>
          </table:table-cell>
          <table:table-cell office:value-type="float" office:value="0" table:style-name="ce13">
            <text:p>0.00</text:p>
          </table:table-cell>
          <table:table-cell office:value-type="float" office:value="861.96" table:style-name="ce13">
            <text:p>861.96</text:p>
          </table:table-cell>
          <table:table-cell office:value-type="float" office:value="3307" table:style-name="ce12">
            <text:p>3,307</text:p>
          </table:table-cell>
          <table:table-cell office:value-type="float" office:value="11826" table:style-name="ce12">
            <text:p>11,826</text:p>
          </table:table-cell>
          <table:table-cell table:number-columns-repeated="235" table:style-name="ce14"/>
          <table:table-cell table:number-columns-repeated="16135"/>
        </table:table-row>
        <table:table-row table:style-name="ro2">
          <table:table-cell office:value-type="string" table:style-name="ce11">
            <text:p><text:span text:style-name="T4">總計</text:span></text:p>
          </table:table-cell>
          <table:table-cell office:value-type="float" office:value="51200815" table:style-name="ce12">
            <text:p>51,200,815</text:p>
          </table:table-cell>
          <table:table-cell office:value-type="float" office:value="33183168" table:style-name="ce12">
            <text:p>33,183,168</text:p>
          </table:table-cell>
          <table:table-cell office:value-type="float" office:value="294140" table:style-name="ce12">
            <text:p>294,140</text:p>
          </table:table-cell>
          <table:table-cell office:value-type="float" office:value="397006" table:style-name="ce12">
            <text:p>397,006</text:p>
          </table:table-cell>
          <table:table-cell office:value-type="float" office:value="102214347" table:style-name="ce12">
            <text:p>102,214,347</text:p>
          </table:table-cell>
          <table:table-cell office:value-type="float" office:value="132765066" table:style-name="ce12">
            <text:p>132,765,066</text:p>
          </table:table-cell>
          <table:table-cell office:value-type="float" office:value="215303759" table:style-name="ce12">
            <text:p>215,303,759</text:p>
          </table:table-cell>
          <table:table-cell office:value-type="float" office:value="1478801" table:style-name="ce12">
            <text:p>1,478,801</text:p>
          </table:table-cell>
          <table:table-cell office:value-type="float" office:value="0.23" table:style-name="ce13">
            <text:p>0.23</text:p>
          </table:table-cell>
          <table:table-cell office:value-type="float" office:value="0.03" table:style-name="ce13">
            <text:p>0.03</text:p>
          </table:table-cell>
          <table:table-cell office:value-type="float" office:value="495.54" table:style-name="ce13">
            <text:p>495.54</text:p>
          </table:table-cell>
          <table:table-cell office:value-type="float" office:value="333963" table:style-name="ce12">
            <text:p>333,963</text:p>
          </table:table-cell>
          <table:table-cell office:value-type="float" office:value="1953141" table:style-name="ce12">
            <text:p>1,953,141</text:p>
          </table:table-cell>
          <table:table-cell table:number-columns-repeated="235" table:style-name="ce14"/>
          <table:table-cell table:number-columns-repeated="16135"/>
        </table:table-row>
        <table:table-row table:style-name="ro2">
          <table:table-cell table:number-columns-repeated="249" table:style-name="ce14"/>
          <table:table-cell table:number-columns-repeated="16135"/>
        </table:table-row>
        <table:table-row table:style-name="ro2">
          <table:table-cell office:value-type="string" table:style-name="ce15">
            <text:p><text:span text:style-name="T4">一、資料來源：各金融機構自行申報。</text:span></text:p>
          </table:table-cell>
          <table:table-cell table:number-columns-repeated="248" table:style-name="ce14"/>
          <table:table-cell table:number-columns-repeated="16135"/>
        </table:table-row>
        <table:table-row table:style-name="ro2">
          <table:table-cell office:value-type="string" table:style-name="ce15">
            <text:p><text:span text:style-name="T4">二、揭露項目及認定標準：</text:span></text:p>
          </table:table-cell>
          <table:table-cell table:number-columns-repeated="248" table:style-name="ce14"/>
          <table:table-cell table:number-columns-repeated="16135"/>
        </table:table-row>
        <table:table-row table:style-name="ro2">
          <table:table-cell office:value-type="string" table:style-name="ce15">
            <text:p><text:span text:style-name="T4">　</text:span>1.<text:span text:style-name="T4">流通卡數：發卡總數減停卡總數，且卡片狀況為正常者。</text:span></text:p>
          </table:table-cell>
          <table:table-cell table:number-columns-repeated="248" table:style-name="ce14"/>
          <table:table-cell table:number-columns-repeated="16135"/>
        </table:table-row>
        <table:table-row table:style-name="ro2">
          <table:table-cell office:value-type="string" table:style-name="ce15">
            <text:p><text:span text:style-name="T4">　</text:span>2.<text:span text:style-name="T4">有效卡數：最近六個月有消費紀錄之卡，不含</text:span>Debit<text:span text:style-name="T4">卡，只有郵購分期交易亦算有效卡，不含只有循環繳款之卡片。</text:span></text:p>
          </table:table-cell>
          <table:table-cell table:number-columns-repeated="248" table:style-name="ce14"/>
          <table:table-cell table:number-columns-repeated="16135"/>
        </table:table-row>
        <table:table-row table:style-name="ro2">
          <table:table-cell office:value-type="string" table:style-name="ce15">
            <text:p><text:span text:style-name="T4">　</text:span>3.<text:span text:style-name="T4">當月發卡數：不含補發卡、續卡。</text:span></text:p>
          </table:table-cell>
          <table:table-cell table:number-columns-repeated="248" table:style-name="ce14"/>
          <table:table-cell table:number-columns-repeated="16135"/>
        </table:table-row>
        <table:table-row table:style-name="ro2">
          <table:table-cell office:value-type="string" table:style-name="ce15">
            <text:p><text:span text:style-name="T4">　</text:span>4.<text:span text:style-name="T4">當月停卡數：指新增停卡部分。</text:span></text:p>
          </table:table-cell>
          <table:table-cell table:number-columns-repeated="248" table:style-name="ce14"/>
          <table:table-cell table:number-columns-repeated="16135"/>
        </table:table-row>
        <table:table-row table:style-name="ro2">
          <table:table-cell office:value-type="string" table:style-name="ce15">
            <text:p><text:span text:style-name="T4">　</text:span>5.<text:span text:style-name="T4">循環信用餘額：係指持卡人使用循環信用之餘額。</text:span></text:p>
          </table:table-cell>
          <table:table-cell table:number-columns-repeated="248" table:style-name="ce14"/>
          <table:table-cell table:number-columns-repeated="16135"/>
        </table:table-row>
        <table:table-row table:style-name="ro2">
          <table:table-cell office:value-type="string" table:style-name="ce15">
            <text:p><text:span text:style-name="T4">　</text:span>6.<text:span text:style-name="T4">未到期分期付款餘額：包括預借現金分期、消費帳款分期及帳單分期。</text:span></text:p>
          </table:table-cell>
          <table:table-cell table:number-columns-repeated="248" table:style-name="ce14"/>
          <table:table-cell table:number-columns-repeated="16135"/>
        </table:table-row>
        <table:table-row table:style-name="ro2">
          <table:table-cell office:value-type="string" table:style-name="ce15">
            <text:p><text:span text:style-name="T4">　</text:span>7.<text:span text:style-name="T4">當月簽帳金額：係指持卡人當月刷卡消費金額，如屬分期消費帳款應於消費當月全數申報本欄。</text:span></text:p>
          </table:table-cell>
          <table:table-cell table:number-columns-repeated="248" table:style-name="ce14"/>
          <table:table-cell table:number-columns-repeated="16135"/>
        </table:table-row>
        <table:table-row table:style-name="ro2">
          <table:table-cell office:value-type="string" table:style-name="ce15">
            <text:p><text:span text:style-name="T4">　</text:span>8.<text:span text:style-name="T4">當月預借現金金額：係指持卡人當月動用預借現金金額，如屬分期預借現金應於動用當月全數申報本欄。</text:span></text:p>
          </table:table-cell>
          <table:table-cell table:number-columns-repeated="248" table:style-name="ce14"/>
          <table:table-cell table:number-columns-repeated="16135"/>
        </table:table-row>
        <table:table-row table:style-name="ro2">
          <table:table-cell office:value-type="string" table:style-name="ce15">
            <text:p><text:span text:style-name="T4">　</text:span>9.<text:span text:style-name="T4">逾期帳款：指持卡人每月繳款金額未達最低應繳金額、及雖未超逾期限但已向主、從債務人訴追者，其應付帳款。</text:span></text:p>
          </table:table-cell>
          <table:table-cell table:number-columns-repeated="248" table:style-name="ce14"/>
          <table:table-cell table:number-columns-repeated="16135"/>
        </table:table-row>
        <table:table-row table:style-name="ro2">
          <table:table-cell office:value-type="string" table:style-name="ce15">
            <text:p><text:span text:style-name="T4">　　　　　　　若持卡人已逾期達數月，而嗣後繳付金額僅涵蓋一個月的最低應繳金額，則逾期期間減少一個月，須</text:span></text:p>
          </table:table-cell>
          <table:table-cell table:number-columns-repeated="248" table:style-name="ce14"/>
          <table:table-cell table:number-columns-repeated="16135"/>
        </table:table-row>
        <table:table-row table:style-name="ro2">
          <table:table-cell office:value-type="string" table:style-name="ce15">
            <text:p><text:span text:style-name="T4">　　　　　　　俟持卡人將所積欠各期最低應繳金額全部償還後，始得回復為未逾期。</text:span></text:p>
          </table:table-cell>
          <table:table-cell table:number-columns-repeated="248" table:style-name="ce14"/>
          <table:table-cell table:number-columns-repeated="16135"/>
        </table:table-row>
        <table:table-row table:style-name="ro2">
          <table:table-cell office:value-type="string" table:style-name="ce15">
            <text:p><text:span text:style-name="T4">　</text:span>10.<text:span text:style-name="T4">備抵呆帳提足率：實際提列備抵呆帳占應提備抵呆帳之比率。</text:span></text:p>
          </table:table-cell>
          <table:table-cell table:number-columns-repeated="248" table:style-name="ce14"/>
          <table:table-cell table:number-columns-repeated="16135"/>
        </table:table-row>
        <table:table-row table:number-rows-repeated="3" table:style-name="ro2">
          <table:table-cell table:number-columns-repeated="249" table:style-name="ce14"/>
          <table:table-cell table:number-columns-repeated="16135"/>
        </table:table-row>
        <table:table-row table:number-rows-repeated="1048519" table:style-name="ro2">
          <table:table-cell table:number-columns-repeated="16384"/>
        </table:table-row>
        <table:named-expressions>
          <table:named-range table:name="外部資料_1" table:cell-range-address="11006.$A$1:11006.$N$23" table:base-cell-address="11006.$A$1"/>
          <table:named-range table:name="外部資料_10" table:cell-range-address="11006.$A$1:11006.$N$23" table:base-cell-address="11006.$A$1"/>
          <table:named-range table:name="外部資料_11" table:cell-range-address="11006.$A$1:11006.$N$23" table:base-cell-address="11006.$A$1"/>
          <table:named-range table:name="外部資料_12" table:cell-range-address="11006.$A$1:11006.$N$23" table:base-cell-address="11006.$A$1"/>
          <table:named-range table:name="外部資料_13" table:cell-range-address="11006.$A$1:11006.$N$23" table:base-cell-address="11006.$A$1"/>
          <table:named-range table:name="外部資料_14" table:cell-range-address="11006.$A$1:11006.$N$23" table:base-cell-address="11006.$A$1"/>
          <table:named-range table:name="外部資料_15" table:cell-range-address="11006.$A$1:11006.$N$23" table:base-cell-address="11006.$A$1"/>
          <table:named-range table:name="外部資料_16" table:cell-range-address="11006.$A$1:11006.$N$23" table:base-cell-address="11006.$A$1"/>
          <table:named-range table:name="外部資料_17" table:cell-range-address="11006.$A$1:11006.$N$23" table:base-cell-address="11006.$A$1"/>
          <table:named-range table:name="外部資料_18" table:cell-range-address="11006.$A$1:11006.$N$23" table:base-cell-address="11006.$A$1"/>
          <table:named-range table:name="外部資料_19" table:cell-range-address="11006.$A$1:11006.$N$23" table:base-cell-address="11006.$A$1"/>
          <table:named-range table:name="外部資料_2" table:cell-range-address="11006.$A$1:11006.$N$23" table:base-cell-address="11006.$A$1"/>
          <table:named-range table:name="外部資料_20" table:cell-range-address="11006.$A$1:11006.$N$23" table:base-cell-address="11006.$A$1"/>
          <table:named-range table:name="外部資料_21" table:cell-range-address="11006.$A$1:11006.$N$23" table:base-cell-address="11006.$A$1"/>
          <table:named-range table:name="外部資料_22" table:cell-range-address="11006.$A$1:11006.$N$23" table:base-cell-address="11006.$A$1"/>
          <table:named-range table:name="外部資料_23" table:cell-range-address="11006.$A$1:11006.$N$23" table:base-cell-address="11006.$A$1"/>
          <table:named-range table:name="外部資料_24" table:cell-range-address="11006.$A$1:11006.$N$23" table:base-cell-address="11006.$A$1"/>
          <table:named-range table:name="外部資料_25" table:cell-range-address="11006.$A$1:11006.$N$23" table:base-cell-address="11006.$A$1"/>
          <table:named-range table:name="外部資料_26" table:cell-range-address="11006.$A$1:11006.$N$23" table:base-cell-address="11006.$A$1"/>
          <table:named-range table:name="外部資料_27" table:cell-range-address="11006.$A$1:11006.$N$23" table:base-cell-address="11006.$A$1"/>
          <table:named-range table:name="外部資料_28" table:cell-range-address="11006.$A$1:11006.$N$23" table:base-cell-address="11006.$A$1"/>
          <table:named-range table:name="外部資料_29" table:cell-range-address="11006.$A$1:11006.$N$23" table:base-cell-address="11006.$A$1"/>
          <table:named-range table:name="外部資料_3" table:cell-range-address="11006.$A$1:11006.$N$23" table:base-cell-address="11006.$A$1"/>
          <table:named-range table:name="外部資料_30" table:cell-range-address="11006.$A$1:11006.$N$23" table:base-cell-address="11006.$A$1"/>
          <table:named-range table:name="外部資料_31" table:cell-range-address="11006.$A$1:11006.$N$23" table:base-cell-address="11006.$A$1"/>
          <table:named-range table:name="外部資料_32" table:cell-range-address="11006.$A$1:11006.$N$23" table:base-cell-address="11006.$A$1"/>
          <table:named-range table:name="外部資料_33" table:cell-range-address="11006.$A$1:11006.$N$23" table:base-cell-address="11006.$A$1"/>
          <table:named-range table:name="外部資料_34" table:cell-range-address="11006.$A$1:11006.$N$23" table:base-cell-address="11006.$A$1"/>
          <table:named-range table:name="外部資料_35" table:cell-range-address="11006.$A$1:11006.$N$23" table:base-cell-address="11006.$A$1"/>
          <table:named-range table:name="外部資料_36" table:cell-range-address="11006.$A$1:11006.$N$23" table:base-cell-address="11006.$A$1"/>
          <table:named-range table:name="外部資料_37" table:cell-range-address="11006.$A$1:11006.$N$23" table:base-cell-address="11006.$A$1"/>
          <table:named-range table:name="外部資料_38" table:cell-range-address="11006.$A$1:11006.$N$23" table:base-cell-address="11006.$A$1"/>
          <table:named-range table:name="外部資料_39" table:cell-range-address="11006.$A$1:11006.$N$23" table:base-cell-address="11006.$A$1"/>
          <table:named-range table:name="外部資料_4" table:cell-range-address="11006.$A$1:11006.$N$23" table:base-cell-address="11006.$A$1"/>
          <table:named-range table:name="外部資料_40" table:cell-range-address="11006.$A$1:11006.$N$23" table:base-cell-address="11006.$A$1"/>
          <table:named-range table:name="外部資料_41" table:cell-range-address="11006.$A$1:11006.$N$23" table:base-cell-address="11006.$A$1"/>
          <table:named-range table:name="外部資料_42" table:cell-range-address="11006.$A$1:11006.$N$23" table:base-cell-address="11006.$A$1"/>
          <table:named-range table:name="外部資料_43" table:cell-range-address="11006.$A$1:11006.$N$23" table:base-cell-address="11006.$A$1"/>
          <table:named-range table:name="外部資料_44" table:cell-range-address="11006.$A$1:11006.$N$23" table:base-cell-address="11006.$A$1"/>
          <table:named-range table:name="外部資料_45" table:cell-range-address="11006.$A$1:11006.$N$23" table:base-cell-address="11006.$A$1"/>
          <table:named-range table:name="外部資料_46" table:cell-range-address="11006.$A$1:11006.$N$23" table:base-cell-address="11006.$A$1"/>
          <table:named-range table:name="外部資料_47" table:cell-range-address="11006.$A$1:11006.$N$23" table:base-cell-address="11006.$A$1"/>
          <table:named-range table:name="外部資料_48" table:cell-range-address="11006.$A$1:11006.$N$23" table:base-cell-address="11006.$A$1"/>
          <table:named-range table:name="外部資料_49" table:cell-range-address="11006.$A$1:11006.$N$23" table:base-cell-address="11006.$A$1"/>
          <table:named-range table:name="外部資料_5" table:cell-range-address="11006.$A$1:11006.$N$23" table:base-cell-address="11006.$A$1"/>
          <table:named-range table:name="外部資料_50" table:cell-range-address="11006.$A$1:11006.$N$23" table:base-cell-address="11006.$A$1"/>
          <table:named-range table:name="外部資料_51" table:cell-range-address="11006.$A$1:11006.$N$23" table:base-cell-address="11006.$A$1"/>
          <table:named-range table:name="外部資料_52" table:cell-range-address="11006.$A$1:11006.$N$23" table:base-cell-address="11006.$A$1"/>
          <table:named-range table:name="外部資料_53" table:cell-range-address="11006.$A$1:11006.$N$23" table:base-cell-address="11006.$A$1"/>
          <table:named-range table:name="外部資料_54" table:cell-range-address="11006.$A$1:11006.$N$23" table:base-cell-address="11006.$A$1"/>
          <table:named-range table:name="外部資料_55" table:cell-range-address="11006.$A$1:11006.$N$23" table:base-cell-address="11006.$A$1"/>
          <table:named-range table:name="外部資料_56" table:cell-range-address="11006.$A$1:11006.$N$23" table:base-cell-address="11006.$A$1"/>
          <table:named-range table:name="外部資料_57" table:cell-range-address="11006.$A$1:11006.$N$23" table:base-cell-address="11006.$A$1"/>
          <table:named-range table:name="外部資料_58" table:cell-range-address="11006.$A$1:11006.$N$23" table:base-cell-address="11006.$A$1"/>
          <table:named-range table:name="外部資料_6" table:cell-range-address="11006.$A$1:11006.$N$23" table:base-cell-address="11006.$A$1"/>
          <table:named-range table:name="外部資料_7" table:cell-range-address="11006.$A$1:11006.$N$23" table:base-cell-address="11006.$A$1"/>
          <table:named-range table:name="外部資料_8" table:cell-range-address="11006.$A$1:11006.$N$23" table:base-cell-address="11006.$A$1"/>
          <table:named-range table:name="外部資料_9" table:cell-range-address="11006.$A$1:11006.$N$23" table:base-cell-address="11006.$A$1"/>
          <table:named-range table:name="連接1" table:cell-range-address="11006.$A$1:11006.$N$23" table:base-cell-address="11006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56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毛嵩傑</meta:initial-creator>
    <dc:creator>毛嵩傑</dc:creator>
    <meta:creation-date>2021-08-05T02:45:37Z</meta:creation-date>
    <dc:date>2021-08-09T06:27:35Z</dc:date>
  </office:meta>
</office:document-meta>
</file>